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2821" officeooo:paragraph-rsid="001c2821"/>
    </style:style>
    <style:style style:name="P2" style:family="paragraph" style:parent-style-name="Standard">
      <style:text-properties officeooo:rsid="001c2821" officeooo:paragraph-rsid="001c2821"/>
    </style:style>
    <style:style style:name="P3" style:family="paragraph" style:parent-style-name="Standard">
      <style:text-properties style:text-underline-style="solid" style:text-underline-width="auto" style:text-underline-color="font-color" officeooo:rsid="001c2821" officeooo:paragraph-rsid="001c2821"/>
    </style:style>
    <style:style style:name="P4" style:family="paragraph" style:parent-style-name="Standard">
      <style:text-properties style:text-underline-style="solid" style:text-underline-width="auto" style:text-underline-color="font-color" fo:font-weight="bold" officeooo:rsid="001c2821" officeooo:paragraph-rsid="001c2821"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ítulo: </text:p>
      <text:p text:style-name="P1"/>
      <text:p text:style-name="P1">Introducción: </text:p>
      <text:p text:style-name="P1"/>
      <text:p text:style-name="P1">Segunda parte: Python como herramienta para ciencia de datos y Machine Learning</text:p>
      <text:p text:style-name="P1"/>
      <text:p text:style-name="P1">Introducción a Python y su versatilidad en ciencia de datos y Machine Learning:</text:p>
      <text:p text:style-name="P1"/>
      <text:p text:style-name="P1">Python es un lenguaje de programación de alto nivel, interpretado y de código abierto, que ha ganado una gran popularidad en el campo de la ciencia de datos y el Machine Learning. Su diseño simple y legible, junto con una amplia comunidad de desarrolladores y científicos de datos, han hecho de Python una opción preferida para realizar análisis de datos, manipulación de información y desarrollo de modelos de Machine Learning.</text:p>
      <text:p text:style-name="P1"/>
      <text:p text:style-name="P1">Razones para la popularidad de Python en ciencia de datos y Machine Learning:</text:p>
      <text:p text:style-name="P1"/>
      <text:p text:style-name="P1">1. **Sintaxis clara y legible**: Python se destaca por su sintaxis clara y legible, lo que facilita la comprensión del código incluso para aquellos que no tienen experiencia en programación. Esto es especialmente beneficioso en el campo de la ciencia de datos, donde la comunicación efectiva de los resultados es esencial.</text:p>
      <text:p text:style-name="P1"/>
      <text:p text:style-name="P1">2. **Gran cantidad de bibliotecas**: Python cuenta con una amplia gama de bibliotecas especializadas para ciencia de datos y Machine Learning, que hacen que la implementación de técnicas analíticas y modelos sea mucho más sencilla y eficiente. Las bibliotecas populares como NumPy, Pandas, Matplotlib, Scikit-learn y TensorFlow, entre otras, brindan herramientas poderosas para realizar análisis, manipulación de datos y desarrollo de modelos predictivos y de aprendizaje automático.</text:p>
      <text:p text:style-name="P1"/>
      <text:p text:style-name="P1">3. **Comunidad activa y soporte**: La comunidad de Python es muy activa y solidaria, lo que significa que siempre hay recursos y foros disponibles para obtener ayuda y compartir conocimientos. Esto hace que Python sea una excelente opción para aquellos que buscan aprender y desarrollarse en ciencia de datos y Machine Learning.</text:p>
      <text:p text:style-name="P1"/>
      <text:p text:style-name="P1">Bibliotecas populares de Python para ciencia de datos:</text:p>
      <text:p text:style-name="P1"/>
      <text:p text:style-name="P1">1. **NumPy**: NumPy es una biblioteca fundamental para el cálculo numérico en Python. Proporciona soporte para matrices multidimensionales y funciones matemáticas de alto nivel que son esenciales para el análisis de datos y el cálculo científico.</text:p>
      <text:p text:style-name="P1"/>
      <text:p text:style-name="P1">2. **Pandas**: Pandas es una biblioteca que ofrece estructuras de datos flexibles y eficientes para manipulación y análisis de datos. Permite realizar operaciones de limpieza, transformación y filtrado de datos de manera rápida y sencilla.</text:p>
      <text:p text:style-name="P1"/>
      <text:p text:style-name="P1">3. **Matplotlib**: Matplotlib es una biblioteca para crear visualizaciones y gráficos de alta calidad en Python. Con esta herramienta, los datos pueden representarse de manera clara y atractiva, lo que facilita la comunicación de resultados y hallazgos.</text:p>
      <text:p text:style-name="P1"/>
      <text:p text:style-name="P1">Bibliotecas populares de Python para Machine Learning:</text:p>
      <text:p text:style-name="P1"/>
      <text:p text:style-name="P1"><text:soft-page-break/>1. **Scikit-learn**: Scikit-learn es una biblioteca de aprendizaje automático de código abierto que ofrece una amplia gama de algoritmos de clasificación, regresión, agrupamiento, selección de características y más. Es muy utilizada para aplicaciones de Machine Learning tanto en problemas supervisados como no supervisados.</text:p>
      <text:p text:style-name="P1"/>
      <text:p text:style-name="P1">2. **TensorFlow**: TensorFlow es una biblioteca de código abierto desarrollada por Google que se enfoca en el aprendizaje profundo y el desarrollo de redes neuronales. Es ampliamente utilizado para proyectos de aprendizaje profundo y tareas de visión por computadora, procesamiento del lenguaje natural y más.</text:p>
      <text:p text:style-name="P1"/>
      <text:p text:style-name="P1">Conclusión:</text:p>
      <text:p text:style-name="P1"/>
      <text:p text:style-name="P1">Python se ha convertido en el lenguaje de elección para profesionales y entusiastas de ciencia de datos y Machine Learning debido a su versatilidad, legibilidad y la abundancia de bibliotecas especializadas que facilitan el análisis de datos y la implementación de modelos de aprendizaje automático. Desde sus funciones básicas de manipulación de datos hasta su capacidad para desarrollar modelos de Machine Learning avanzados, Python se ha convertido en una herramienta imprescindible en el campo de la ciencia de datos y el análisis de información. Si estás interesado en adentrarte en este emocionante campo, aprender Python y sus bibliotecas asociadas te abrirá un mundo de oportunidades para resolver problemas complejos y tomar decisiones informadas en el ámbito de la Administración de Empresas.</text:p>
      <text:p text:style-name="P1"/>
      <text:p text:style-name="P1">Segunda parte: ¿Qué es el pensamiento computacional y por qué es importante para los estudiantes de Administración de Empresas?</text:p>
      <text:p text:style-name="P1"/>
      <text:p text:style-name="P1">## Pensamiento computacional en el ámbito empresarial</text:p>
      <text:p text:style-name="P1"/>
      <text:p text:style-name="P1">El pensamiento computacional es una habilidad mental fundamental que involucra el enfoque lógico y estructurado para abordar problemas y desafíos complejos, con el objetivo de encontrar soluciones efectivas utilizando conceptos y técnicas de la ciencia de la computación. Aunque inicialmente asociado con programación y resolución de problemas informáticos, el pensamiento computacional ha demostrado ser una herramienta valiosa y versátil en diversos campos, incluida la Administración de Empresas.</text:p>
      <text:p text:style-name="P1"/>
      <text:p text:style-name="P1">En el contexto empresarial, el pensamiento computacional implica el análisis sistemático de datos, la identificación de patrones y tendencias, la formulación de modelos predictivos y la toma de decisiones basadas en evidencia. Además, esta habilidad promueve la capacidad de descomponer problemas complejos en subproblemas más manejables, lo que facilita la resolución eficiente de desafíos empresariales.</text:p>
      <text:p text:style-name="P1"/>
      <text:p text:style-name="P1">## Beneficios del desarrollo del pensamiento computacional en Administración de Empresas</text:p>
      <text:p text:style-name="P1"/>
      <text:p text:style-name="P1">El desarrollo del pensamiento computacional proporciona a los futuros profesionales de Administración de Empresas una serie de beneficios que son cada vez más relevantes en el mundo empresarial actual:</text:p>
      <text:p text:style-name="P1"/>
      <text:p text:style-name="P1">1. **Toma de decisiones más informadas**: El enfoque analítico del pensamiento computacional permite a los administradores recopilar y analizar datos relevantes para la toma de decisiones. Al basar sus elecciones en información precisa y oportuna, los líderes empresariales pueden mitigar riesgos y aumentar las oportunidades de éxito.</text:p>
      <text:p text:style-name="P1"/>
      <text:p text:style-name="P1"><text:soft-page-break/>2. **Análisis de datos más efectivo**: El pensamiento computacional proporciona las habilidades para interpretar y explorar grandes conjuntos de datos. Los profesionales de Administración de Empresas pueden identificar tendencias y patrones ocultos, lo que les permite tomar medidas proactivas y mantenerse a la vanguardia de la competencia.</text:p>
      <text:p text:style-name="P1"/>
      <text:p text:style-name="P1">3. **Identificación de patrones y oportunidades de negocio**: Mediante el uso de técnicas de análisis de datos y aprendizaje automático, los estudiantes pueden identificar patrones emergentes y oportunidades de negocio previamente desconocidas. Esto facilita la creación de estrategias innovadoras y la adaptación a cambios rápidos en el entorno empresarial.</text:p>
      <text:p text:style-name="P1"/>
      <text:p text:style-name="P1">4. **Optimización de procesos y recursos**: Con el pensamiento computacional, los futuros administradores pueden identificar áreas de mejora en los procesos empresariales y optimizar el uso de recursos para aumentar la eficiencia y la productividad.</text:p>
      <text:p text:style-name="P1"/>
      <text:p text:style-name="P1">5. **Automatización de tareas repetitivas**: El pensamiento computacional también implica la automatización de tareas rutinarias mediante la programación. Esto libera tiempo y recursos para que los profesionales se concentren en actividades más estratégicas y creativas.</text:p>
      <text:p text:style-name="P1"/>
      <text:p text:style-name="P1">## Ejemplos de aplicación en la gestión empresarial</text:p>
      <text:p text:style-name="P1"/>
      <text:p text:style-name="P1">El pensamiento computacional puede aplicarse en una amplia gama de escenarios empresariales. Por ejemplo:</text:p>
      <text:p text:style-name="P1"/>
      <text:p text:style-name="P1">1. **Análisis de mercado**: Utilizando técnicas de análisis de datos, los administradores pueden identificar segmentos de mercado prometedores, entender las preferencias del cliente y mejorar la efectividad de sus estrategias de marketing.</text:p>
      <text:p text:style-name="P1"/>
      <text:p text:style-name="P1">2. **Gestión de inventario**: Aplicando modelos predictivos, es posible pronosticar la demanda futura de productos y mantener un inventario óptimo para evitar escasez o exceso de existencias.</text:p>
      <text:p text:style-name="P1"/>
      <text:p text:style-name="P1">3. **Detección de fraudes**: El uso de algoritmos de aprendizaje automático puede ayudar a identificar patrones sospechosos en las transacciones financieras y detectar posibles casos de fraude.</text:p>
      <text:p text:style-name="P1"/>
      <text:p text:style-name="P1">4. **Optimización logística**: El pensamiento computacional puede utilizarse para optimizar rutas de entrega y reducir costos de transporte en la cadena de suministro.</text:p>
      <text:p text:style-name="P1"/>
      <text:p text:style-name="P1">5. **Personalización de servicios**: Mediante el análisis de datos, los administradores pueden personalizar la experiencia del cliente y ofrecer productos y servicios adaptados a las necesidades individuales.</text:p>
      <text:p text:style-name="P1"/>
      <text:p text:style-name="P1">En conclusión, el desarrollo del pensamiento computacional es esencial para los estudiantes de Administración de Empresas, ya que les proporciona habilidades analíticas y de resolución de problemas que son cada vez más valiosas en el mundo empresarial moderno. Al comprender cómo aplicar técnicas de ciencia de datos y Machine Learning, los futuros profesionales estarán mejor preparados para enfrentar los desafíos y oportunidades que surgen en la gestión empresarial, lo que les permitirá tomar decisiones más informadas, eficientes e innovadoras. <text:s/></text:p>
      <text:p text:style-name="P1"/>
      <text:p text:style-name="P1">Cuarta parte: Introducción a la Ciencia de datos aplicada a la Administración de Empresas con Python</text:p>
      <text:p text:style-name="P1"/>
      <text:p text:style-name="P1"><text:soft-page-break/>## Ciencia de datos y su aplicación en Administración de Empresas con Python</text:p>
      <text:p text:style-name="P1"/>
      <text:p text:style-name="P1">La Ciencia de datos se ha convertido en una disciplina clave en el mundo empresarial moderno. Con el crecimiento exponencial de datos generados por las empresas, es fundamental contar con habilidades para analizar y extraer información valiosa de esos datos. En este contexto, Python y sus bibliotecas especializadas se han convertido en una poderosa herramienta para realizar análisis de datos y tomar decisiones informadas en el ámbito de la Administración de Empresas.</text:p>
      <text:p text:style-name="P1"/>
      <text:p text:style-name="P1">### Utilizando Python para el análisis de datos en Administración de Empresas</text:p>
      <text:p text:style-name="P1"/>
      <text:p text:style-name="P1">Python ofrece una amplia variedad de bibliotecas, como NumPy, Pandas y Matplotlib, que son ideales para el análisis y manipulación de datos. Estas bibliotecas permiten a los profesionales de Administración de Empresas acceder a datos, limpiarlos, visualizarlos y realizar análisis estadísticos con facilidad. Además, su capacidad para integrarse con otras bibliotecas de Machine Learning, como Scikit-learn y TensorFlow, abre la puerta a la creación de modelos predictivos y análisis más complejos.</text:p>
      <text:p text:style-name="P1"/>
      <text:p text:style-name="P1">### Técnicas comunes de análisis de datos con Python y Pandas</text:p>
      <text:p text:style-name="P1"/>
      <text:p text:style-name="P1">1. **Limpieza de datos**: Antes de realizar cualquier análisis, es esencial garantizar que los datos estén limpios y preparados para su uso. Con Pandas, es posible eliminar valores faltantes, corregir errores y estandarizar los datos para que sean consistentes.</text:p>
      <text:p text:style-name="P1"/>
      <text:p text:style-name="P1">2. **Visualización de datos**: La visualización es una parte crucial del análisis de datos, ya que permite comprender patrones y tendencias de manera más intuitiva. Con Matplotlib, Python ofrece herramientas para crear gráficos atractivos que representen los datos de manera clara y efectiva.</text:p>
      <text:p text:style-name="P1"/>
      <text:p text:style-name="P1">3. **Análisis estadístico**: Python proporciona una serie de funciones y métodos para realizar análisis estadísticos básicos, como promedios, desviaciones estándar, correlaciones y pruebas de hipótesis. Pandas ofrece un conjunto de funciones que facilitan este tipo de análisis.</text:p>
      <text:p text:style-name="P1"/>
      <text:p text:style-name="P1">### Ejemplo práctico de análisis de datos en Administración de Empresas</text:p>
      <text:p text:style-name="P1"/>
      <text:p text:style-name="P1">Imaginemos un escenario en el que una empresa de comercio electrónico desea optimizar su inventario para evitar el agotamiento de productos y reducir costos de almacenamiento. Utilizando Python y el pensamiento computacional desarrollado, podemos abordar este problema de la siguiente manera:</text:p>
      <text:p text:style-name="P1"/>
      <text:p text:style-name="P1">1. **Recopilación de datos**: La empresa recopila datos históricos de ventas y niveles de inventario.</text:p>
      <text:p text:style-name="P1"/>
      <text:p text:style-name="P1">2. **Limpieza de datos**: Utilizando Pandas, se limpian los datos eliminando valores nulos y corrigiendo errores.</text:p>
      <text:p text:style-name="P1"/>
      <text:p text:style-name="P1">3. **Análisis de datos**: Con Python, se realiza un análisis de tendencias de ventas y se identifican productos con alta demanda.</text:p>
      <text:p text:style-name="P1"/>
      <text:p text:style-name="P1">4. **Modelo predictivo**: Utilizando Scikit-learn, se crea un modelo de regresión para predecir la demanda futura de productos en función de las tendencias históricas.</text:p>
      <text:p text:style-name="P1"/>
      <text:p text:style-name="P1"><text:soft-page-break/>5. **Optimización del inventario**: Basándose en las predicciones del modelo, se realiza una planificación de inventario para mantener un equilibrio entre la disponibilidad de productos y el costo de almacenamiento.</text:p>
      <text:p text:style-name="P1"/>
      <text:p text:style-name="P1">Este ejemplo ilustra cómo el pensamiento computacional y Python pueden ayudar a resolver un problema real en la Administración de Empresas. Al analizar y utilizar datos, la empresa puede tomar decisiones más informadas y optimizar sus procesos para maximizar su eficiencia y rentabilidad.</text:p>
      <text:p text:style-name="P1"/>
      <text:p text:style-name="P1">En conclusión, la Ciencia de datos aplicada a la Administración de Empresas con Python es una herramienta poderosa para mejorar la toma de decisiones y la gestión empresarial. El pensamiento computacional desarrollado a través de Python permite a los estudiantes y profesionales abordar desafíos complejos con enfoques lógicos y basados en datos, lo que resulta en soluciones más efectivas y estratégicas para el crecimiento y éxito empresarial. <text:s/></text:p>
      <text:p text:style-name="P1"/>
      <text:p text:style-name="P4">Quinta parte: Introducción al Machine Learning en Administración de Empresas</text:p>
      <text:p text:style-name="P3"/>
      <text:p text:style-name="P3">## Machine Learning en el ámbito empresarial</text:p>
      <text:p text:style-name="P3"/>
      <text:p text:style-name="P3">El Machine Learning, o aprendizaje automático, es una rama de la inteligencia artificial que se centra en el desarrollo de algoritmos y modelos que permiten a las máquinas aprender de datos sin ser programadas explícitamente. Estos modelos pueden identificar patrones y relaciones complejas en los datos, lo que facilita la toma de decisiones informadas y la resolución de problemas en el ámbito empresarial.</text:p>
      <text:p text:style-name="P3"/>
      <text:p text:style-name="P3">### Aplicación del Machine Learning en empresas</text:p>
      <text:p text:style-name="P3"/>
      <text:p text:style-name="P3">En el ámbito empresarial, el Machine Learning tiene una amplia gama de aplicaciones que pueden transformar la forma en que se gestionan los negocios. Algunos ejemplos de aplicaciones de Machine Learning en empresas son:</text:p>
      <text:p text:style-name="P3"/>
      <text:p text:style-name="P3">- **Predicción de ventas**: Utilizando algoritmos de regresión, las empresas pueden predecir la demanda futura de productos o servicios. Esto les permite ajustar la producción, optimizar el inventario y tomar decisiones estratégicas para maximizar las ventas.</text:p>
      <text:p text:style-name="P3"/>
      <text:p text:style-name="P3">- **Análisis de sentimiento del cliente**: El análisis de texto y el procesamiento del lenguaje natural (NLP) pueden utilizarse para analizar comentarios y opiniones de los clientes en redes sociales, correos electrónicos y otras fuentes. Esto permite a las empresas comprender mejor la satisfacción del cliente y mejorar sus productos o servicios.</text:p>
      <text:p text:style-name="P3"/>
      <text:p text:style-name="P3">- **Segmentación de clientes**: Mediante el uso de algoritmos de agrupamiento, las empresas pueden segmentar a sus clientes en grupos con características y comportamientos similares. Esto ayuda a personalizar las estrategias de marketing y mejorar la experiencia del cliente.</text:p>
      <text:p text:style-name="P3"/>
      <text:p text:style-name="P3">### Desarrollo de modelos de Machine Learning con Python y Scikit-learn</text:p>
      <text:p text:style-name="P3"/>
      <text:p text:style-name="P3">Python, junto con la biblioteca Scikit-learn, proporciona una excelente plataforma para desarrollar modelos de Machine Learning en problemas empresariales. Scikit-learn es una biblioteca de aprendizaje automático de código abierto que ofrece una amplia gama de algoritmos y herramientas para el análisis de datos y la creación de modelos predictivos.</text:p>
      <text:p text:style-name="P3"><text:soft-page-break/></text:p>
      <text:p text:style-name="P3">Para desarrollar modelos de Machine Learning en Python con Scikit-learn, los pasos típicos incluyen:</text:p>
      <text:p text:style-name="P3"/>
      <text:p text:style-name="P3">1. **Preparación de datos**: Es necesario preparar los datos para el análisis, lo que incluye limpieza, transformación y normalización.</text:p>
      <text:p text:style-name="P3"/>
      <text:p text:style-name="P3">2. **Selección del algoritmo**: Scikit-learn ofrece diversos algoritmos de Machine Learning, como regresión lineal, árboles de decisión, máquinas de soporte vectorial y más. Seleccionar el algoritmo más adecuado para el problema es esencial.</text:p>
      <text:p text:style-name="P3"/>
      <text:p text:style-name="P3">3. **Entrenamiento del modelo**: Utilizando datos de entrenamiento, el modelo se ajusta a los patrones y características de los datos.</text:p>
      <text:p text:style-name="P3"/>
      <text:p text:style-name="P3">4. **Evaluación del modelo**: Se evalúa el rendimiento del modelo utilizando datos de prueba para asegurarse de que generalice bien a nuevos datos.</text:p>
      <text:p text:style-name="P3"/>
      <text:p text:style-name="P3">5. **Optimización del modelo**: Se ajustan los parámetros del modelo para obtener el mejor rendimiento posible.</text:p>
      <text:p text:style-name="P3"/>
      <text:p text:style-name="P3">### Ejemplos de casos de uso de Machine Learning en Administración de Empresas</text:p>
      <text:p text:style-name="P3"/>
      <text:p text:style-name="P3">1. **Predicción de ventas**: Utilizando el historial de ventas y otros datos relevantes, las empresas pueden desarrollar modelos de regresión para predecir las ventas futuras en función de factores como el tiempo, el clima y la temporada.</text:p>
      <text:p text:style-name="P3"/>
      <text:p text:style-name="P3">2. **Análisis de sentimiento del cliente**: Mediante el análisis de texto y NLP, las empresas pueden determinar el sentimiento de los clientes en base a sus comentarios y opiniones, lo que les permite mejorar la satisfacción del cliente y abordar problemas potenciales.</text:p>
      <text:p text:style-name="P3"/>
      <text:p text:style-name="P3">3. **Segmentación de clientes**: Utilizando algoritmos de agrupamiento, las empresas pueden segmentar a sus clientes en grupos con características y preferencias similares, lo que facilita la personalización de marketing y la oferta de productos o servicios específicos para cada grupo.</text:p>
      <text:p text:style-name="P3"/>
      <text:p text:style-name="P3">En conclusión, el Machine Learning ofrece un gran potencial para transformar la Administración de Empresas al permitir la toma de decisiones más informadas y estratégicas. Python y la biblioteca Scikit-learn son herramientas poderosas para desarrollar modelos de Machine Learning que pueden abordar una variedad de problemas empresariales, desde la predicción de ventas hasta la segmentación de clientes y el análisis de sentimiento del cliente. Al aprovechar el poder del pensamiento computacional y estas herramientas, los estudiantes de Administración de Empresas pueden adquirir habilidades valiosas para enfrentar los desafíos empresariales del siglo XXI.</text:p>
      <text:p text:style-name="P3"/>
      <text:p text:style-name="P4">Sexta parte: Conclusión</text:p>
      <text:p text:style-name="P3"/>
      <text:p text:style-name="P3">El desarrollo del pensamiento computacional en el campo de la Administración de Empresas es una habilidad esencial para los estudiantes que buscan alcanzar el éxito profesional en un mundo empresarial cada vez más impulsado por los datos y la tecnología. A lo largo de este artículo, hemos explorado cómo el pensamiento computacional puede ser aplicado a través de herramientas de ciencia de datos y Machine Learning, con un enfoque particular en el lenguaje de programación Python y sus bibliotecas asociadas.</text:p>
      <text:p text:style-name="P3"><text:soft-page-break/></text:p>
      <text:p text:style-name="P3">Python, con su versatilidad y amplia gama de bibliotecas para ciencia de datos y Machine Learning, se ha convertido en una poderosa herramienta para los profesionales de Administración de Empresas. Desde la manipulación y análisis de datos hasta el desarrollo de modelos predictivos y la toma de decisiones informadas, Python permite a los estudiantes abordar problemas empresariales complejos de manera efectiva y eficiente.</text:p>
      <text:p text:style-name="P3"/>
      <text:p text:style-name="P3">Es innegable que el análisis de datos y el Machine Learning están transformando la forma en que las empresas operan y toman decisiones. El pensamiento computacional se ha vuelto fundamental para enfrentar los desafíos empresariales del siglo XXI y aprovechar las oportunidades emergentes en el mercado. Los estudiantes de Administración de Empresas que desarrollan habilidades en ciencia de datos y Machine Learning se destacarán en sus carreras al poder ofrecer soluciones innovadoras y estratégicas basadas en datos sólidos.</text:p>
      <text:p text:style-name="P3"/>
      <text:p text:style-name="P3">En resumen, la combinación del pensamiento computacional, el uso de Python como herramienta para ciencia de datos y el Machine Learning brinda a los estudiantes de Administración de Empresas la capacidad de analizar datos de manera efectiva, tomar decisiones informadas y optimizar procesos empresariales. Estas habilidades son fundamentales para enfrentar los desafíos y las oportunidades en el mundo empresarial actual y prepararse para un futuro donde el análisis de datos y la inteligencia artificial serán aún más cruciales.</text:p>
      <text:p text:style-name="P3"/>
      <text:p text:style-name="P3">Alentamos a los estudiantes de Administración de Empresas a abrazar el pensamiento computacional y a adquirir habilidades en ciencia de datos y Machine Learning, ya que estas competencias serán un diferenciador clave en su éxito profesional y contribuirán al crecimiento y la innovación en el campo empresarial. Con el pensamiento computacional y el poder de las herramientas de ciencia de datos y Machine Learning, los futuros profesionales de Administración de Empresas estarán preparados para liderar en una era impulsada por la información y la tecnología.</text:p>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5T21:39:21.956535842</meta:creation-date>
    <meta:generator>LibreOffice/7.5.5.2$Linux_X86_64 LibreOffice_project/ca8fe7424262805f223b9a2334bc7181abbcbf5e</meta:generator>
    <dc:date>2023-07-25T22:32:32.283940416</dc:date>
    <meta:editing-duration>PT36M52S</meta:editing-duration>
    <meta:editing-cycles>4</meta:editing-cycles>
    <meta:document-statistic meta:table-count="0" meta:image-count="0" meta:object-count="0" meta:page-count="7" meta:paragraph-count="82" meta:word-count="2877" meta:character-count="19747" meta:non-whitespace-character-count="16946"/>
  </office:meta>
</office:document-meta>
</file>